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Version.getRemoteVersionArray( Version [ ] ver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Version.get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.ServerVersion( Version version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Version.getSuc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.getContaining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.getPrede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